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.353cm" fo:margin-bottom="0.212cm" loext:contextual-spacing="false"/>
    </style:style>
    <style:style style:name="P3" style:family="paragraph" style:parent-style-name="Preformatted_20_Text">
      <style:paragraph-properties fo:margin-top="0.247cm" fo:margin-bottom="0.212cm" loext:contextual-spacing="false"/>
    </style:style>
    <style:style style:name="P4" style:family="paragraph" style:parent-style-name="Preformatted_20_Text">
      <style:paragraph-properties fo:margin-top="0.212cm" fo:margin-bottom="0.212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tools.ietf.org/html/rfc2616#section-9" office:name="section-9" text:style-name="Internet_20_link" text:visited-style-name="Visited_20_Internet_20_Link">9</text:a> Method Definitions</text:p>
      <text:p text:style-name="Preformatted_20_Text"/>
      <text:p text:style-name="Preformatted_20_Text"/>
      <text:p text:style-name="Preformatted_20_Text"><text:s text:c="3"/>The set of common methods for HTTP/1.1 is defined below. Although</text:p>
      <text:p text:style-name="Preformatted_20_Text"><text:s text:c="3"/>this set can be expanded, additional methods cannot be assumed to</text:p>
      <text:p text:style-name="Preformatted_20_Text"><text:s text:c="3"/>share the same semantics for separately extended clients and servers.</text:p>
      <text:p text:style-name="Preformatted_20_Text"/>
      <text:p text:style-name="Preformatted_20_Text"><text:s text:c="3"/>The Host request-header field (<text:a xlink:type="simple" xlink:href="https://tools.ietf.org/html/rfc2616#section-14.23" text:style-name="Internet_20_link" text:visited-style-name="Visited_20_Internet_20_Link">section 14.23</text:a>) MUST accompany all</text:p>
      <text:p text:style-name="Preformatted_20_Text"><text:s text:c="3"/>HTTP/1.1 requests.</text:p>
      <text:p text:style-name="Preformatted_20_Text"/>
      <text:p text:style-name="P3"><text:a xlink:type="simple" xlink:href="https://tools.ietf.org/html/rfc2616#section-9.1" office:name="section-9.1" text:style-name="Internet_20_link" text:visited-style-name="Visited_20_Internet_20_Link">9.1</text:a> Safe and Idempotent Methods</text:p>
      <text:p text:style-name="Preformatted_20_Text"/>
      <text:p text:style-name="Preformatted_20_Text"/>
      <text:p text:style-name="P4"><text:a xlink:type="simple" xlink:href="https://tools.ietf.org/html/rfc2616#section-9.1.1" office:name="section-9.1.1" text:style-name="Internet_20_link" text:visited-style-name="Visited_20_Internet_20_Link">9.1.1</text:a> Safe Methods</text:p>
      <text:p text:style-name="Preformatted_20_Text"/>
      <text:p text:style-name="Preformatted_20_Text"/>
      <text:p text:style-name="Preformatted_20_Text"><text:s text:c="3"/>Implementors should be aware that the software represents the user in</text:p>
      <text:p text:style-name="Preformatted_20_Text"><text:s text:c="3"/>their interactions over the Internet, and should be careful to allow</text:p>
      <text:p text:style-name="Preformatted_20_Text"><text:s text:c="3"/>the user to be aware of any actions they might take which may have an</text:p>
      <text:p text:style-name="Preformatted_20_Text"><text:s text:c="3"/>unexpected significance to themselves or others.</text:p>
      <text:p text:style-name="Preformatted_20_Text"/>
      <text:p text:style-name="Preformatted_20_Text"><text:s text:c="3"/>In particular, the convention has been established that the GET and</text:p>
      <text:p text:style-name="Preformatted_20_Text"><text:s text:c="3"/>HEAD methods SHOULD NOT have the significance of taking an action</text:p>
      <text:p text:style-name="Preformatted_20_Text"><text:s text:c="3"/>other than retrieval. These methods ought to be considered "safe".</text:p>
      <text:p text:style-name="Preformatted_20_Text"><text:s text:c="3"/>This allows user agents to represent other methods, such as POST, PUT</text:p>
      <text:p text:style-name="Preformatted_20_Text"><text:s text:c="3"/>and DELETE, in a special way, so that the user is made aware of the</text:p>
      <text:p text:style-name="Preformatted_20_Text"><text:s text:c="3"/>fact that a possibly unsafe action is being requested.</text:p>
      <text:p text:style-name="Preformatted_20_Text"/>
      <text:p text:style-name="Preformatted_20_Text"><text:s text:c="3"/>Naturally, it is not possible to ensure that the server does not</text:p>
      <text:p text:style-name="Preformatted_20_Text"><text:s text:c="3"/>generate side-effects as a result of performing a GET request; in</text:p>
      <text:p text:style-name="Preformatted_20_Text"><text:s text:c="3"/>fact, some dynamic resources consider that a feature. The important</text:p>
      <text:p text:style-name="Preformatted_20_Text"><text:s text:c="3"/>distinction here is that the user did not request the side-effects,</text:p>
      <text:p text:style-name="Preformatted_20_Text"><text:s text:c="3"/>so therefore cannot be held accountable for them.</text:p>
      <text:p text:style-name="Preformatted_20_Text"/>
      <text:p text:style-name="P4"><text:a xlink:type="simple" xlink:href="https://tools.ietf.org/html/rfc2616#section-9.1.2" office:name="section-9.1.2" text:style-name="Internet_20_link" text:visited-style-name="Visited_20_Internet_20_Link">9.1.2</text:a> Idempotent Methods</text:p>
      <text:p text:style-name="Preformatted_20_Text"/>
      <text:p text:style-name="Preformatted_20_Text"/>
      <text:p text:style-name="Preformatted_20_Text"><text:s text:c="3"/>Methods can also have the property of "idempotence" in that (aside</text:p>
      <text:p text:style-name="Preformatted_20_Text"><text:s text:c="3"/>from error or expiration issues) the side-effects of N &gt; 0 identical</text:p>
      <text:p text:style-name="Preformatted_20_Text"><text:s text:c="3"/>requests is the same as for a single request. The methods GET, HEAD,</text:p>
      <text:p text:style-name="Preformatted_20_Text"><text:s text:c="3"/>PUT and DELETE share this property. Also, the methods OPTIONS and</text:p>
      <text:p text:style-name="Preformatted_20_Text"><text:s text:c="3"/>TRACE SHOULD NOT have side effects, and so are inherently idempoten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51]</text:p>
      <text:p text:style-name="Horizontal_20_Line"/>
      <text:p text:style-name="Preformatted_20_Text"><text:bookmark text:name="page-52"/><text:a xlink:type="simple" xlink:href="https://tools.ietf.org/html/rfc2616#page-52" office:name="page-52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However, it is possible that a sequence of several requests is non-</text:p>
      <text:p text:style-name="Preformatted_20_Text"><text:s text:c="3"/>idempotent, even if all of the methods executed in that sequence are</text:p>
      <text:p text:style-name="Preformatted_20_Text"><text:s text:c="3"/>idempotent. (A sequence is idempotent if a single execution of the</text:p>
      <text:p text:style-name="Preformatted_20_Text"><text:soft-page-break/><text:s text:c="3"/>entire sequence always yields a result that is not changed by a</text:p>
      <text:p text:style-name="Preformatted_20_Text"><text:s text:c="3"/>reexecution of all, or part, of that sequence.) For example, a</text:p>
      <text:p text:style-name="Preformatted_20_Text"><text:s text:c="3"/>sequence is non-idempotent if its result depends on a value that is</text:p>
      <text:p text:style-name="Preformatted_20_Text"><text:s text:c="3"/>later modified in the same sequence.</text:p>
      <text:p text:style-name="Preformatted_20_Text"/>
      <text:p text:style-name="Preformatted_20_Text"><text:s text:c="3"/>A sequence that never has side effects is idempotent, by definition</text:p>
      <text:p text:style-name="Preformatted_20_Text"><text:s text:c="3"/>(provided that no concurrent operations are being executed on the</text:p>
      <text:p text:style-name="Preformatted_20_Text"><text:s text:c="3"/>same set of resources).</text:p>
      <text:p text:style-name="Preformatted_20_Text"/>
      <text:p text:style-name="P3"><text:a xlink:type="simple" xlink:href="https://tools.ietf.org/html/rfc2616#section-9.2" office:name="section-9.2" text:style-name="Internet_20_link" text:visited-style-name="Visited_20_Internet_20_Link">9.2</text:a> OPTIONS</text:p>
      <text:p text:style-name="Preformatted_20_Text"/>
      <text:p text:style-name="Preformatted_20_Text"/>
      <text:p text:style-name="Preformatted_20_Text"><text:s text:c="3"/>The OPTIONS method represents a request for information about the</text:p>
      <text:p text:style-name="Preformatted_20_Text"><text:s text:c="3"/>communication options available on the request/response chain</text:p>
      <text:p text:style-name="Preformatted_20_Text"><text:s text:c="3"/>identified by the Request-URI. This method allows the client to</text:p>
      <text:p text:style-name="Preformatted_20_Text"><text:s text:c="3"/>determine the options and/or requirements associated with a resource,</text:p>
      <text:p text:style-name="Preformatted_20_Text"><text:s text:c="3"/>or the capabilities of a server, without implying a resource action</text:p>
      <text:p text:style-name="Preformatted_20_Text"><text:s text:c="3"/>or initiating a resource retrieval.</text:p>
      <text:p text:style-name="Preformatted_20_Text"/>
      <text:p text:style-name="Preformatted_20_Text"><text:s text:c="3"/>Responses to this method are not cacheable.</text:p>
      <text:p text:style-name="Preformatted_20_Text"/>
      <text:p text:style-name="Preformatted_20_Text"><text:s text:c="3"/>If the OPTIONS request includes an entity-body (as indicated by the</text:p>
      <text:p text:style-name="Preformatted_20_Text"><text:s text:c="3"/>presence of Content-Length or Transfer-Encoding), then the media type</text:p>
      <text:p text:style-name="Preformatted_20_Text"><text:s text:c="3"/>MUST be indicated by a Content-Type field. Although this</text:p>
      <text:p text:style-name="Preformatted_20_Text"><text:s text:c="3"/>specification does not define any use for such a body, future</text:p>
      <text:p text:style-name="Preformatted_20_Text"><text:s text:c="3"/>extensions to HTTP might use the OPTIONS body to make more detailed</text:p>
      <text:p text:style-name="Preformatted_20_Text"><text:s text:c="3"/>queries on the server. A server that does not support such an</text:p>
      <text:p text:style-name="Preformatted_20_Text"><text:s text:c="3"/>extension MAY discard the request body.</text:p>
      <text:p text:style-name="Preformatted_20_Text"/>
      <text:p text:style-name="Preformatted_20_Text"><text:s text:c="3"/>If the Request-URI is an asterisk ("*"), the OPTIONS request is</text:p>
      <text:p text:style-name="Preformatted_20_Text"><text:s text:c="3"/>intended to apply to the server in general rather than to a specific</text:p>
      <text:p text:style-name="Preformatted_20_Text"><text:s text:c="3"/>resource. Since a server's communication options typically depend on</text:p>
      <text:p text:style-name="Preformatted_20_Text"><text:s text:c="3"/>the resource, the "*" request is only useful as a "ping" or "no-op"</text:p>
      <text:p text:style-name="Preformatted_20_Text"><text:s text:c="3"/>type of method; it does nothing beyond allowing the client to test</text:p>
      <text:p text:style-name="Preformatted_20_Text"><text:s text:c="3"/>the capabilities of the server. For example, this can be used to test</text:p>
      <text:p text:style-name="Preformatted_20_Text"><text:s text:c="3"/>a proxy for HTTP/1.1 compliance (or lack thereof).</text:p>
      <text:p text:style-name="Preformatted_20_Text"/>
      <text:p text:style-name="Preformatted_20_Text"><text:s text:c="3"/>If the Request-URI is not an asterisk, the OPTIONS request applies</text:p>
      <text:p text:style-name="Preformatted_20_Text"><text:s text:c="3"/>only to the options that are available when communicating with that</text:p>
      <text:p text:style-name="Preformatted_20_Text"><text:s text:c="3"/>resource.</text:p>
      <text:p text:style-name="Preformatted_20_Text"/>
      <text:p text:style-name="Preformatted_20_Text"><text:s text:c="3"/>A 200 response SHOULD include any header fields that indicate</text:p>
      <text:p text:style-name="Preformatted_20_Text"><text:s text:c="3"/>optional features implemented by the server and applicable to that</text:p>
      <text:p text:style-name="Preformatted_20_Text"><text:s text:c="3"/>resource (e.g., Allow), possibly including extensions not defined by</text:p>
      <text:p text:style-name="Preformatted_20_Text"><text:s text:c="3"/>this specification. The response body, if any, SHOULD also include</text:p>
      <text:p text:style-name="Preformatted_20_Text"><text:s text:c="3"/>information about the communication options. The format for such a</text:p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52]</text:p>
      <text:p text:style-name="Horizontal_20_Line"/>
      <text:p text:style-name="Preformatted_20_Text"><text:bookmark text:name="page-53"/><text:a xlink:type="simple" xlink:href="https://tools.ietf.org/html/rfc2616#page-53" office:name="page-53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body is not defined by this specification, but might be defined by</text:p>
      <text:p text:style-name="Preformatted_20_Text"><text:s text:c="3"/>future extensions to HTTP. Content negotiation MAY be used to select</text:p>
      <text:p text:style-name="Preformatted_20_Text"><text:s text:c="3"/>the appropriate response format. If no response body is included, the</text:p>
      <text:p text:style-name="Preformatted_20_Text"><text:s text:c="3"/>response MUST include a Content-Length field with a field-value of</text:p>
      <text:p text:style-name="Preformatted_20_Text"><text:s text:c="3"/>"0".</text:p>
      <text:p text:style-name="Preformatted_20_Text"><text:soft-page-break/></text:p>
      <text:p text:style-name="Preformatted_20_Text"><text:s text:c="3"/>The Max-Forwards request-header field MAY be used to target a</text:p>
      <text:p text:style-name="Preformatted_20_Text"><text:s text:c="3"/>specific proxy in the request chain. When a proxy receives an OPTIONS</text:p>
      <text:p text:style-name="Preformatted_20_Text"><text:s text:c="3"/>request on an absoluteURI for which request forwarding is permitted,</text:p>
      <text:p text:style-name="Preformatted_20_Text"><text:s text:c="3"/>the proxy MUST check for a Max-Forwards field. If the Max-Forwards</text:p>
      <text:p text:style-name="Preformatted_20_Text"><text:s text:c="3"/>field-value is zero ("0"), the proxy MUST NOT forward the message;</text:p>
      <text:p text:style-name="Preformatted_20_Text"><text:s text:c="3"/>instead, the proxy SHOULD respond with its own communication options.</text:p>
      <text:p text:style-name="Preformatted_20_Text"><text:s text:c="3"/>If the Max-Forwards field-value is an integer greater than zero, the</text:p>
      <text:p text:style-name="Preformatted_20_Text"><text:s text:c="3"/>proxy MUST decrement the field-value when it forwards the request. If</text:p>
      <text:p text:style-name="Preformatted_20_Text"><text:s text:c="3"/>no Max-Forwards field is present in the request, then the forwarded</text:p>
      <text:p text:style-name="Preformatted_20_Text"><text:s text:c="3"/>request MUST NOT include a Max-Forwards field.</text:p>
      <text:p text:style-name="Preformatted_20_Text"/>
      <text:p text:style-name="P3"><text:a xlink:type="simple" xlink:href="https://tools.ietf.org/html/rfc2616#section-9.3" office:name="section-9.3" text:style-name="Internet_20_link" text:visited-style-name="Visited_20_Internet_20_Link">9.3</text:a> GET</text:p>
      <text:p text:style-name="Preformatted_20_Text"/>
      <text:p text:style-name="Preformatted_20_Text"/>
      <text:p text:style-name="Preformatted_20_Text"><text:s text:c="3"/>The GET method means retrieve whatever information (in the form of an</text:p>
      <text:p text:style-name="Preformatted_20_Text"><text:s text:c="3"/>entity) is identified by the Request-URI. If the Request-URI refers</text:p>
      <text:p text:style-name="Preformatted_20_Text"><text:s text:c="3"/>to a data-producing process, it is the produced data which shall be</text:p>
      <text:p text:style-name="Preformatted_20_Text"><text:s text:c="3"/>returned as the entity in the response and not the source text of the</text:p>
      <text:p text:style-name="Preformatted_20_Text"><text:s text:c="3"/>process, unless that text happens to be the output of the process.</text:p>
      <text:p text:style-name="Preformatted_20_Text"/>
      <text:p text:style-name="Preformatted_20_Text"><text:s text:c="3"/>The semantics of the GET method change to a "conditional GET" if the</text:p>
      <text:p text:style-name="Preformatted_20_Text"><text:s text:c="3"/>request message includes an If-Modified-Since, If-Unmodified-Since,</text:p>
      <text:p text:style-name="Preformatted_20_Text"><text:s text:c="3"/>If-Match, If-None-Match, or If-Range header field. A conditional GET</text:p>
      <text:p text:style-name="Preformatted_20_Text"><text:s text:c="3"/>method requests that the entity be transferred only under the</text:p>
      <text:p text:style-name="Preformatted_20_Text"><text:s text:c="3"/>circumstances described by the conditional header field(s). The</text:p>
      <text:p text:style-name="Preformatted_20_Text"><text:s text:c="3"/>conditional GET method is intended to reduce unnecessary network</text:p>
      <text:p text:style-name="Preformatted_20_Text"><text:s text:c="3"/>usage by allowing cached entities to be refreshed without requiring</text:p>
      <text:p text:style-name="Preformatted_20_Text"><text:s text:c="3"/>multiple requests or transferring data already held by the client.</text:p>
      <text:p text:style-name="Preformatted_20_Text"/>
      <text:p text:style-name="Preformatted_20_Text"><text:s text:c="3"/>The semantics of the GET method change to a "partial GET" if the</text:p>
      <text:p text:style-name="Preformatted_20_Text"><text:s text:c="3"/>request message includes a Range header field. A partial GET requests</text:p>
      <text:p text:style-name="Preformatted_20_Text"><text:s text:c="3"/>that only part of the entity be transferred, as described in <text:a xlink:type="simple" xlink:href="https://tools.ietf.org/html/rfc2616#section-14.35" text:style-name="Internet_20_link" text:visited-style-name="Visited_20_Internet_20_Link">section</text:a></text:p>
      <text:p text:style-name="Preformatted_20_Text"><text:s text:c="3"/><text:a xlink:type="simple" xlink:href="https://tools.ietf.org/html/rfc2616#section-14.35" text:style-name="Internet_20_link" text:visited-style-name="Visited_20_Internet_20_Link">14.35</text:a>. The partial GET method is intended to reduce unnecessary</text:p>
      <text:p text:style-name="Preformatted_20_Text"><text:s text:c="3"/>network usage by allowing partially-retrieved entities to be</text:p>
      <text:p text:style-name="Preformatted_20_Text"><text:s text:c="3"/>completed without transferring data already held by the client.</text:p>
      <text:p text:style-name="Preformatted_20_Text"/>
      <text:p text:style-name="Preformatted_20_Text"><text:s text:c="3"/>The response to a GET request is cacheable if and only if it meets</text:p>
      <text:p text:style-name="Preformatted_20_Text"><text:s text:c="3"/>the requirements for HTTP caching described in <text:a xlink:type="simple" xlink:href="https://tools.ietf.org/html/rfc2616#section-13" text:style-name="Internet_20_link" text:visited-style-name="Visited_20_Internet_20_Link">section 13</text:a>.</text:p>
      <text:p text:style-name="Preformatted_20_Text"/>
      <text:p text:style-name="Preformatted_20_Text"><text:s text:c="3"/>See <text:a xlink:type="simple" xlink:href="https://tools.ietf.org/html/rfc2616#section-15.1.3" text:style-name="Internet_20_link" text:visited-style-name="Visited_20_Internet_20_Link">section 15.1.3</text:a> for security considerations when used for form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53]</text:p>
      <text:p text:style-name="Horizontal_20_Line"/>
      <text:p text:style-name="Preformatted_20_Text"><text:bookmark text:name="page-54"/><text:a xlink:type="simple" xlink:href="https://tools.ietf.org/html/rfc2616#page-54" office:name="page-54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3"><text:a xlink:type="simple" xlink:href="https://tools.ietf.org/html/rfc2616#section-9.4" office:name="section-9.4" text:style-name="Internet_20_link" text:visited-style-name="Visited_20_Internet_20_Link">9.4</text:a> HEAD</text:p>
      <text:p text:style-name="Preformatted_20_Text"/>
      <text:p text:style-name="Preformatted_20_Text"/>
      <text:p text:style-name="Preformatted_20_Text"><text:s text:c="3"/>The HEAD method is identical to GET except that the server MUST NOT</text:p>
      <text:p text:style-name="Preformatted_20_Text"><text:s text:c="3"/>return a message-body in the response. The metainformation contained</text:p>
      <text:p text:style-name="Preformatted_20_Text"><text:s text:c="3"/>in the HTTP headers in response to a HEAD request SHOULD be identical</text:p>
      <text:p text:style-name="Preformatted_20_Text"><text:soft-page-break/><text:s text:c="3"/>to the information sent in response to a GET request. This method can</text:p>
      <text:p text:style-name="Preformatted_20_Text"><text:s text:c="3"/>be used for obtaining metainformation about the entity implied by the</text:p>
      <text:p text:style-name="Preformatted_20_Text"><text:s text:c="3"/>request without transferring the entity-body itself. This method is</text:p>
      <text:p text:style-name="Preformatted_20_Text"><text:s text:c="3"/>often used for testing hypertext links for validity, accessibility,</text:p>
      <text:p text:style-name="Preformatted_20_Text"><text:s text:c="3"/>and recent modification.</text:p>
      <text:p text:style-name="Preformatted_20_Text"/>
      <text:p text:style-name="Preformatted_20_Text"><text:s text:c="3"/>The response to a HEAD request MAY be cacheable in the sense that the</text:p>
      <text:p text:style-name="Preformatted_20_Text"><text:s text:c="3"/>information contained in the response MAY be used to update a</text:p>
      <text:p text:style-name="Preformatted_20_Text"><text:s text:c="3"/>previously cached entity from that resource. If the new field values</text:p>
      <text:p text:style-name="Preformatted_20_Text"><text:s text:c="3"/>indicate that the cached entity differs from the current entity (as</text:p>
      <text:p text:style-name="Preformatted_20_Text"><text:s text:c="3"/>would be indicated by a change in Content-Length, Content-MD5, ETag</text:p>
      <text:p text:style-name="Preformatted_20_Text"><text:s text:c="3"/>or Last-Modified), then the cache MUST treat the cache entry as</text:p>
      <text:p text:style-name="Preformatted_20_Text"><text:s text:c="3"/>stale.</text:p>
      <text:p text:style-name="Preformatted_20_Text"/>
      <text:p text:style-name="P3"><text:a xlink:type="simple" xlink:href="https://tools.ietf.org/html/rfc2616#section-9.5" office:name="section-9.5" text:style-name="Internet_20_link" text:visited-style-name="Visited_20_Internet_20_Link">9.5</text:a> POST</text:p>
      <text:p text:style-name="Preformatted_20_Text"/>
      <text:p text:style-name="Preformatted_20_Text"/>
      <text:p text:style-name="Preformatted_20_Text"><text:s text:c="3"/>The POST method is used to request that the origin server accept the</text:p>
      <text:p text:style-name="Preformatted_20_Text"><text:s text:c="3"/>entity enclosed in the request as a new subordinate of the resource</text:p>
      <text:p text:style-name="Preformatted_20_Text"><text:s text:c="3"/>identified by the Request-URI in the Request-Line. POST is designed</text:p>
      <text:p text:style-name="Preformatted_20_Text"><text:s text:c="3"/>to allow a uniform method to cover the following functions:</text:p>
      <text:p text:style-name="Preformatted_20_Text"/>
      <text:p text:style-name="Preformatted_20_Text"><text:s text:c="6"/>- Annotation of existing resources;</text:p>
      <text:p text:style-name="Preformatted_20_Text"/>
      <text:p text:style-name="Preformatted_20_Text"><text:s text:c="6"/>- Posting a message to a bulletin board, newsgroup, mailing list,</text:p>
      <text:p text:style-name="Preformatted_20_Text"><text:s text:c="8"/>or similar group of articles;</text:p>
      <text:p text:style-name="Preformatted_20_Text"/>
      <text:p text:style-name="Preformatted_20_Text"><text:s text:c="6"/>- Providing a block of data, such as the result of submitting a</text:p>
      <text:p text:style-name="Preformatted_20_Text"><text:s text:c="8"/>form, to a data-handling process;</text:p>
      <text:p text:style-name="Preformatted_20_Text"/>
      <text:p text:style-name="Preformatted_20_Text"><text:s text:c="6"/>- Extending a database through an append operation.</text:p>
      <text:p text:style-name="Preformatted_20_Text"/>
      <text:p text:style-name="Preformatted_20_Text"><text:s text:c="3"/>The actual function performed by the POST method is determined by the</text:p>
      <text:p text:style-name="Preformatted_20_Text"><text:s text:c="3"/>server and is usually dependent on the Request-URI. The posted entity</text:p>
      <text:p text:style-name="Preformatted_20_Text"><text:s text:c="3"/>is subordinate to that URI in the same way that a file is subordinate</text:p>
      <text:p text:style-name="Preformatted_20_Text"><text:s text:c="3"/>to a directory containing it, a news article is subordinate to a</text:p>
      <text:p text:style-name="Preformatted_20_Text"><text:s text:c="3"/>newsgroup to which it is posted, or a record is subordinate to a</text:p>
      <text:p text:style-name="Preformatted_20_Text"><text:s text:c="3"/>database.</text:p>
      <text:p text:style-name="Preformatted_20_Text"/>
      <text:p text:style-name="Preformatted_20_Text"><text:s text:c="3"/>The action performed by the POST method might not result in a</text:p>
      <text:p text:style-name="Preformatted_20_Text"><text:s text:c="3"/>resource that can be identified by a URI. In this case, either 200</text:p>
      <text:p text:style-name="Preformatted_20_Text"><text:s text:c="3"/>(OK) or 204 (No Content) is the appropriate response status,</text:p>
      <text:p text:style-name="Preformatted_20_Text"><text:s text:c="3"/>depending on whether or not the response includes an entity that</text:p>
      <text:p text:style-name="Preformatted_20_Text"><text:s text:c="3"/>describes the result.</text:p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54]</text:p>
      <text:p text:style-name="Horizontal_20_Line"/>
      <text:p text:style-name="Preformatted_20_Text"><text:bookmark text:name="page-55"/><text:a xlink:type="simple" xlink:href="https://tools.ietf.org/html/rfc2616#page-55" office:name="page-55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If a resource has been created on the origin server, the response</text:p>
      <text:p text:style-name="Preformatted_20_Text"><text:s text:c="3"/>SHOULD be 201 (Created) and contain an entity which describes the</text:p>
      <text:p text:style-name="Preformatted_20_Text"><text:s text:c="3"/>status of the request and refers to the new resource, and a Location</text:p>
      <text:p text:style-name="Preformatted_20_Text"><text:s text:c="3"/>header (see <text:a xlink:type="simple" xlink:href="https://tools.ietf.org/html/rfc2616#section-14.30" text:style-name="Internet_20_link" text:visited-style-name="Visited_20_Internet_20_Link">section 14.30</text:a>).</text:p>
      <text:p text:style-name="Preformatted_20_Text"/>
      <text:p text:style-name="Preformatted_20_Text"><text:s text:c="3"/>Responses to this method are not cacheable, unless the response</text:p>
      <text:p text:style-name="Preformatted_20_Text"><text:s text:c="3"/>includes appropriate Cache-Control or Expires header fields. However,</text:p>
      <text:p text:style-name="Preformatted_20_Text"><text:soft-page-break/><text:s text:c="3"/>the 303 (See Other) response can be used to direct the user agent to</text:p>
      <text:p text:style-name="Preformatted_20_Text"><text:s text:c="3"/>retrieve a cacheable resource.</text:p>
      <text:p text:style-name="Preformatted_20_Text"/>
      <text:p text:style-name="Preformatted_20_Text"><text:s text:c="3"/>POST requests MUST obey the message transmission requirements set out</text:p>
      <text:p text:style-name="Preformatted_20_Text"><text:s text:c="3"/>in <text:a xlink:type="simple" xlink:href="https://tools.ietf.org/html/rfc2616#section-8.2" text:style-name="Internet_20_link" text:visited-style-name="Visited_20_Internet_20_Link">section 8.2</text:a>.</text:p>
      <text:p text:style-name="Preformatted_20_Text"/>
      <text:p text:style-name="Preformatted_20_Text"><text:s text:c="3"/>See <text:a xlink:type="simple" xlink:href="https://tools.ietf.org/html/rfc2616#section-15.1.3" text:style-name="Internet_20_link" text:visited-style-name="Visited_20_Internet_20_Link">section 15.1.3</text:a> for security considerations.</text:p>
      <text:p text:style-name="Preformatted_20_Text"/>
      <text:p text:style-name="P3"><text:a xlink:type="simple" xlink:href="https://tools.ietf.org/html/rfc2616#section-9.6" office:name="section-9.6" text:style-name="Internet_20_link" text:visited-style-name="Visited_20_Internet_20_Link">9.6</text:a> PUT</text:p>
      <text:p text:style-name="Preformatted_20_Text"/>
      <text:p text:style-name="Preformatted_20_Text"/>
      <text:p text:style-name="Preformatted_20_Text"><text:s text:c="3"/>The PUT method requests that the enclosed entity be stored under the</text:p>
      <text:p text:style-name="Preformatted_20_Text"><text:s text:c="3"/>supplied Request-URI. If the Request-URI refers to an already</text:p>
      <text:p text:style-name="Preformatted_20_Text"><text:s text:c="3"/>existing resource, the enclosed entity SHOULD be considered as a</text:p>
      <text:p text:style-name="Preformatted_20_Text"><text:s text:c="3"/>modified version of the one residing on the origin server. If the</text:p>
      <text:p text:style-name="Preformatted_20_Text"><text:s text:c="3"/>Request-URI does not point to an existing resource, and that URI is</text:p>
      <text:p text:style-name="Preformatted_20_Text"><text:s text:c="3"/>capable of being defined as a new resource by the requesting user</text:p>
      <text:p text:style-name="Preformatted_20_Text"><text:s text:c="3"/>agent, the origin server can create the resource with that URI. If a</text:p>
      <text:p text:style-name="Preformatted_20_Text"><text:s text:c="3"/>new resource is created, the origin server MUST inform the user agent</text:p>
      <text:p text:style-name="Preformatted_20_Text"><text:s text:c="3"/>via the 201 (Created) response. If an existing resource is modified,</text:p>
      <text:p text:style-name="Preformatted_20_Text"><text:s text:c="3"/>either the 200 (OK) or 204 (No Content) response codes SHOULD be sent</text:p>
      <text:p text:style-name="Preformatted_20_Text"><text:s text:c="3"/>to indicate successful completion of the request. If the resource</text:p>
      <text:p text:style-name="Preformatted_20_Text"><text:s text:c="3"/>could not be created or modified with the Request-URI, an appropriate</text:p>
      <text:p text:style-name="Preformatted_20_Text"><text:s text:c="3"/>error response SHOULD be given that reflects the nature of the</text:p>
      <text:p text:style-name="Preformatted_20_Text"><text:s text:c="3"/>problem. The recipient of the entity MUST NOT ignore any Content-*</text:p>
      <text:p text:style-name="Preformatted_20_Text"><text:s text:c="3"/>(e.g. Content-Range) headers that it does not understand or implement</text:p>
      <text:p text:style-name="Preformatted_20_Text"><text:s text:c="3"/>and MUST return a 501 (Not Implemented) response in such cases.</text:p>
      <text:p text:style-name="Preformatted_20_Text"/>
      <text:p text:style-name="Preformatted_20_Text"><text:s text:c="3"/>If the request passes through a cache and the Request-URI identifies</text:p>
      <text:p text:style-name="Preformatted_20_Text"><text:s text:c="3"/>one or more currently cached entities, those entries SHOULD be</text:p>
      <text:p text:style-name="Preformatted_20_Text"><text:s text:c="3"/>treated as stale. Responses to this method are not cacheable.</text:p>
      <text:p text:style-name="Preformatted_20_Text"/>
      <text:p text:style-name="Preformatted_20_Text"><text:s text:c="3"/>The fundamental difference between the POST and PUT requests is</text:p>
      <text:p text:style-name="Preformatted_20_Text"><text:s text:c="3"/>reflected in the different meaning of the Request-URI. The URI in a</text:p>
      <text:p text:style-name="Preformatted_20_Text"><text:s text:c="3"/>POST request identifies the resource that will handle the enclosed</text:p>
      <text:p text:style-name="Preformatted_20_Text"><text:s text:c="3"/>entity. That resource might be a data-accepting process, a gateway to</text:p>
      <text:p text:style-name="Preformatted_20_Text"><text:s text:c="3"/>some other protocol, or a separate entity that accepts annotations.</text:p>
      <text:p text:style-name="Preformatted_20_Text"><text:s text:c="3"/>In contrast, the URI in a PUT request identifies the entity enclosed</text:p>
      <text:p text:style-name="Preformatted_20_Text"><text:s text:c="3"/>with the request -- the user agent knows what URI is intended and the</text:p>
      <text:p text:style-name="Preformatted_20_Text"><text:s text:c="3"/>server MUST NOT attempt to apply the request to some other resource.</text:p>
      <text:p text:style-name="Preformatted_20_Text"><text:s text:c="3"/>If the server desires that the request be applied to a different URI,</text:p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55]</text:p>
      <text:p text:style-name="Horizontal_20_Line"/>
      <text:p text:style-name="Preformatted_20_Text"><text:bookmark text:name="page-56"/><text:a xlink:type="simple" xlink:href="https://tools.ietf.org/html/rfc2616#page-56" office:name="page-56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it MUST send a 301 (Moved Permanently) response; the user agent MAY</text:p>
      <text:p text:style-name="Preformatted_20_Text"><text:s text:c="3"/>then make its own decision regarding whether or not to redirect the</text:p>
      <text:p text:style-name="Preformatted_20_Text"><text:s text:c="3"/>request.</text:p>
      <text:p text:style-name="Preformatted_20_Text"/>
      <text:p text:style-name="Preformatted_20_Text"><text:s text:c="3"/>A single resource MAY be identified by many different URIs. For</text:p>
      <text:p text:style-name="Preformatted_20_Text"><text:s text:c="3"/>example, an article might have a URI for identifying "the current</text:p>
      <text:p text:style-name="Preformatted_20_Text"><text:s text:c="3"/>version" which is separate from the URI identifying each particular</text:p>
      <text:p text:style-name="Preformatted_20_Text"><text:s text:c="3"/>version. In this case, a PUT request on a general URI might result in</text:p>
      <text:p text:style-name="Preformatted_20_Text"><text:s text:c="3"/>several other URIs being defined by the origin server.</text:p>
      <text:p text:style-name="Preformatted_20_Text"><text:soft-page-break/></text:p>
      <text:p text:style-name="Preformatted_20_Text"><text:s text:c="3"/>HTTP/1.1 does not define how a PUT method affects the state of an</text:p>
      <text:p text:style-name="Preformatted_20_Text"><text:s text:c="3"/>origin server.</text:p>
      <text:p text:style-name="Preformatted_20_Text"/>
      <text:p text:style-name="Preformatted_20_Text"><text:s text:c="3"/>PUT requests MUST obey the message transmission requirements set out</text:p>
      <text:p text:style-name="Preformatted_20_Text"><text:s text:c="3"/>in <text:a xlink:type="simple" xlink:href="https://tools.ietf.org/html/rfc2616#section-8.2" text:style-name="Internet_20_link" text:visited-style-name="Visited_20_Internet_20_Link">section 8.2</text:a>.</text:p>
      <text:p text:style-name="Preformatted_20_Text"/>
      <text:p text:style-name="Preformatted_20_Text"><text:s text:c="3"/>Unless otherwise specified for a particular entity-header, the</text:p>
      <text:p text:style-name="Preformatted_20_Text"><text:s text:c="3"/>entity-headers in the PUT request SHOULD be applied to the resource</text:p>
      <text:p text:style-name="Preformatted_20_Text"><text:s text:c="3"/>created or modified by the PUT.</text:p>
      <text:p text:style-name="Preformatted_20_Text"/>
      <text:p text:style-name="P3"><text:a xlink:type="simple" xlink:href="https://tools.ietf.org/html/rfc2616#section-9.7" office:name="section-9.7" text:style-name="Internet_20_link" text:visited-style-name="Visited_20_Internet_20_Link">9.7</text:a> DELETE</text:p>
      <text:p text:style-name="Preformatted_20_Text"/>
      <text:p text:style-name="Preformatted_20_Text"/>
      <text:p text:style-name="Preformatted_20_Text"><text:s text:c="3"/>The DELETE method requests that the origin server delete the resource</text:p>
      <text:p text:style-name="Preformatted_20_Text"><text:s text:c="3"/>identified by the Request-URI. This method MAY be overridden by human</text:p>
      <text:p text:style-name="Preformatted_20_Text"><text:s text:c="3"/>intervention (or other means) on the origin server. The client cannot</text:p>
      <text:p text:style-name="Preformatted_20_Text"><text:s text:c="3"/>be guaranteed that the operation has been carried out, even if the</text:p>
      <text:p text:style-name="Preformatted_20_Text"><text:s text:c="3"/>status code returned from the origin server indicates that the action</text:p>
      <text:p text:style-name="Preformatted_20_Text"><text:s text:c="3"/>has been completed successfully. However, the server SHOULD NOT</text:p>
      <text:p text:style-name="Preformatted_20_Text"><text:s text:c="3"/>indicate success unless, at the time the response is given, it</text:p>
      <text:p text:style-name="Preformatted_20_Text"><text:s text:c="3"/>intends to delete the resource or move it to an inaccessible</text:p>
      <text:p text:style-name="Preformatted_20_Text"><text:s text:c="3"/>location.</text:p>
      <text:p text:style-name="Preformatted_20_Text"/>
      <text:p text:style-name="Preformatted_20_Text"><text:s text:c="3"/>A successful response SHOULD be 200 (OK) if the response includes an</text:p>
      <text:p text:style-name="Preformatted_20_Text"><text:s text:c="3"/>entity describing the status, 202 (Accepted) if the action has not</text:p>
      <text:p text:style-name="Preformatted_20_Text"><text:s text:c="3"/>yet been enacted, or 204 (No Content) if the action has been enacted</text:p>
      <text:p text:style-name="Preformatted_20_Text"><text:s text:c="3"/>but the response does not include an entity.</text:p>
      <text:p text:style-name="Preformatted_20_Text"/>
      <text:p text:style-name="Preformatted_20_Text"><text:s text:c="3"/>If the request passes through a cache and the Request-URI identifies</text:p>
      <text:p text:style-name="Preformatted_20_Text"><text:s text:c="3"/>one or more currently cached entities, those entries SHOULD be</text:p>
      <text:p text:style-name="Preformatted_20_Text"><text:s text:c="3"/>treated as stale. Responses to this method are not cacheable.</text:p>
      <text:p text:style-name="Preformatted_20_Text"/>
      <text:p text:style-name="P3"><text:a xlink:type="simple" xlink:href="https://tools.ietf.org/html/rfc2616#section-9.8" office:name="section-9.8" text:style-name="Internet_20_link" text:visited-style-name="Visited_20_Internet_20_Link">9.8</text:a> TRACE</text:p>
      <text:p text:style-name="Preformatted_20_Text"/>
      <text:p text:style-name="Preformatted_20_Text"/>
      <text:p text:style-name="Preformatted_20_Text"><text:s text:c="3"/>The TRACE method is used to invoke a remote, application-layer loop-</text:p>
      <text:p text:style-name="Preformatted_20_Text"><text:s text:c="3"/>back of the request message. The final recipient of the request</text:p>
      <text:p text:style-name="Preformatted_20_Text"><text:s text:c="3"/>SHOULD reflect the message received back to the client as the</text:p>
      <text:p text:style-name="Preformatted_20_Text"><text:s text:c="3"/>entity-body of a 200 (OK) response. The final recipient is either the</text:p>
      <text:p text:style-name="Preformatted_20_Text"/>
      <text:p text:style-name="Preformatted_20_Text"/>
      <text:p text:style-name="Preformatted_20_Text"/>
      <text:p text:style-name="Preformatted_20_Text"/>
      <text:p text:style-name="P1">Fielding, et al. <text:s text:c="11"/>Standards Track <text:s text:c="19"/>[Page 56]</text:p>
      <text:p text:style-name="Horizontal_20_Line"/>
      <text:p text:style-name="Preformatted_20_Text"><text:bookmark text:name="page-57"/><text:a xlink:type="simple" xlink:href="https://tools.ietf.org/html/rfc2616#page-57" office:name="page-57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origin server or the first proxy or gateway to receive a Max-Forwards</text:p>
      <text:p text:style-name="Preformatted_20_Text"><text:s text:c="3"/>value of zero (0) in the request (see <text:a xlink:type="simple" xlink:href="https://tools.ietf.org/html/rfc2616#section-14.31" text:style-name="Internet_20_link" text:visited-style-name="Visited_20_Internet_20_Link">section 14.31</text:a>). A TRACE request</text:p>
      <text:p text:style-name="Preformatted_20_Text"><text:s text:c="3"/>MUST NOT include an entity.</text:p>
      <text:p text:style-name="Preformatted_20_Text"/>
      <text:p text:style-name="Preformatted_20_Text"><text:s text:c="3"/>TRACE allows the client to see what is being received at the other</text:p>
      <text:p text:style-name="Preformatted_20_Text"><text:s text:c="3"/>end of the request chain and use that data for testing or diagnostic</text:p>
      <text:p text:style-name="Preformatted_20_Text"><text:s text:c="3"/>information. The value of the Via header field (<text:a xlink:type="simple" xlink:href="https://tools.ietf.org/html/rfc2616#section-14.45" text:style-name="Internet_20_link" text:visited-style-name="Visited_20_Internet_20_Link">section 14.45</text:a>) is of</text:p>
      <text:p text:style-name="Preformatted_20_Text"><text:s text:c="3"/>particular interest, since it acts as a trace of the request chain.</text:p>
      <text:p text:style-name="Preformatted_20_Text"><text:s text:c="3"/>Use of the Max-Forwards header field allows the client to limit the</text:p>
      <text:p text:style-name="Preformatted_20_Text"><text:soft-page-break/><text:s text:c="3"/>length of the request chain, which is useful for testing a chain of</text:p>
      <text:p text:style-name="Preformatted_20_Text"><text:s text:c="3"/>proxies forwarding messages in an infinite loop.</text:p>
      <text:p text:style-name="Preformatted_20_Text"/>
      <text:p text:style-name="Preformatted_20_Text"><text:s text:c="3"/>If the request is valid, the response SHOULD contain the entire</text:p>
      <text:p text:style-name="Preformatted_20_Text"><text:s text:c="3"/>request message in the entity-body, with a Content-Type of</text:p>
      <text:p text:style-name="Preformatted_20_Text"><text:s text:c="3"/>"message/http". Responses to this method MUST NOT be cached.</text:p>
      <text:p text:style-name="Preformatted_20_Text"/>
      <text:p text:style-name="P3"><text:a xlink:type="simple" xlink:href="https://tools.ietf.org/html/rfc2616#section-9.9" office:name="section-9.9" text:style-name="Internet_20_link" text:visited-style-name="Visited_20_Internet_20_Link">9.9</text:a> CONNECT</text:p>
      <text:p text:style-name="Preformatted_20_Text"/>
      <text:p text:style-name="Preformatted_20_Text"/>
      <text:p text:style-name="Preformatted_20_Text"><text:s text:c="3"/>This specification reserves the method name CONNECT for use with a</text:p>
      <text:p text:style-name="Preformatted_20_Text"><text:s text:c="3"/>proxy that can dynamically switch to being a tunnel (e.g. SSL</text:p>
      <text:p text:style-name="P1"><text:s text:c="3"/>tunneling [<text:a xlink:type="simple" xlink:href="https://tools.ietf.org/html/rfc2616#ref-44" text:style-name="Internet_20_link" text:visited-style-name="Visited_20_Internet_20_Link">44</text:a>]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3:59:35.156284244</meta:creation-date>
    <dc:date>2017-10-26T14:00:07.584297751</dc:date>
    <meta:editing-duration>PT32S</meta:editing-duration>
    <meta:editing-cycles>1</meta:editing-cycles>
    <meta:document-statistic meta:table-count="0" meta:image-count="0" meta:object-count="0" meta:page-count="7" meta:paragraph-count="257" meta:word-count="2396" meta:character-count="15448" meta:non-whitespace-character-count="12144"/>
    <meta:generator>LibreOffice/5.4.2.2$Linux_X86_64 LibreOffice_project/40m0$Build-2</meta:generator>
  </office:meta>
</office:document-meta>
</file>